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04f6" officeooo:paragraph-rsid="001604f6"/>
    </style:style>
    <style:style style:name="P2" style:family="paragraph" style:parent-style-name="Standard">
      <style:text-properties fo:font-weight="bold" officeooo:rsid="001604f6" officeooo:paragraph-rsid="001604f6" style:font-weight-asian="bold" style:font-weight-complex="bold"/>
    </style:style>
    <style:style style:name="P3" style:family="paragraph" style:parent-style-name="Standard">
      <style:text-properties officeooo:rsid="0017c648" officeooo:paragraph-rsid="0017c648"/>
    </style:style>
    <style:style style:name="P4" style:family="paragraph" style:parent-style-name="Standard" style:list-style-name="L1">
      <style:text-properties officeooo:rsid="001604f6" officeooo:paragraph-rsid="001604f6"/>
    </style:style>
    <style:style style:name="P5" style:family="paragraph" style:parent-style-name="Standard" style:list-style-name="L1">
      <style:text-properties fo:font-weight="bold" officeooo:rsid="001604f6" officeooo:paragraph-rsid="001604f6" style:font-weight-asian="bold" style:font-weight-complex="bold"/>
    </style:style>
    <style:style style:name="P6" style:family="paragraph" style:parent-style-name="Standard" style:list-style-name="L1">
      <style:text-properties fo:font-weight="bold" officeooo:rsid="001604f6" officeooo:paragraph-rsid="0017c648"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7c648"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7c648"/>
    </style:style>
    <style:style style:name="T5" style:family="text">
      <style:text-properties officeooo:rsid="0017f9e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n of action</text:p>
      <text:p text:style-name="P1"/>
      <text:p text:style-name="P1">The thesis project will be made using the <text:span text:style-name="T4">incremental development model of software development.</text:span>. Every week on tuesday we will have a milestone with deliveries (or whatever these are called). We will have to “entregables”:</text:p>
      <text:p text:style-name="P1">1) Program prototype</text:p>
      <text:p text:style-name="P1">2) Thesis chapter</text:p>
      <text:p text:style-name="P1">3) (Optional) Reports on RL or DL or others, also planning documents</text:p>
      <text:p text:style-name="P1"/>
      <text:p text:style-name="P3">Incremental updates:</text:p>
      <text:p text:style-name="P3"/>
      <text:p text:style-name="P3">1) Computer go player for 4x4 with basic RL techniques.</text:p>
      <text:p text:style-name="P1"/>
      <text:p text:style-name="P1">Next we present the prototypes along with a brief description of each of them.</text:p>
      <text:list xml:id="list8341887152808980777" text:style-name="L1">
        <text:list-item>
          <text:p text:style-name="P4"><text:span text:style-name="T2">C</text:span><text:span text:style-name="T1">omputer go player <text:s/>for 4x4 with basic RL techniques </text:span><text:span text:style-name="T2">and basic framework for computer go.</text:span><text:span text:style-name="T1"> </text:span>These first <text:span text:style-name="T5">version (increment) will use</text:span> the most elemental RL techniques <text:span text:style-name="T5">for the computer go engine</text:span>. The program will store a value function v(s) <text:span text:style-name="T5">using tables (multidimensional array)</text:span> and we will have an implicit epsilon greedy policy. <text:span text:style-name="T5">We will implement the Monte Carlo learning technique. The most important thing for all this to work (and for the next versions also) is to make the framework in which the program will work. These framework is composed of the classes for the board representation, the players, and the match (in order to learn the computer go program will play against itself).</text:span></text:p>
          <text:list>
            <text:list-item>
              <text:p text:style-name="P4"/>
            </text:list-item>
          </text:list>
        </text:list-item>
        <text:list-item>
          <text:p text:style-name="P5"><text:span text:style-name="T4">C</text:span>omputer go player for 9x9 using linear function aproximation of value function <text:span text:style-name="T3">In this program we will use basic MC and TD for</text:span></text:p>
        </text:list-item>
        <text:list-item>
          <text:p text:style-name="P6"><text:span text:style-name="T4">C</text:span>omputer go player for 19x19 using DL for move prediction.</text:p>
        </text:list-item>
        <text:list-item>
          <text:p text:style-name="P6"><text:span text:style-name="T4">A</text:span>lpha go approximation.</text:p>
        </text:list-item>
      </text:list>
      <text:p text:style-name="P2"/>
      <text:p text:style-name="P2">Software development model</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30:14.816751484</meta:creation-date>
    <dc:date>2016-09-01T14:03:15.903017172</dc:date>
    <meta:editing-duration>PT4M21S</meta:editing-duration>
    <meta:editing-cycles>1</meta:editing-cycles>
    <meta:generator>LibreOffice/5.1.5.2$Windows_x86 LibreOffice_project/7a864d8825610a8c07cfc3bc01dd4fce6a9447e5</meta:generator>
    <meta:document-statistic meta:table-count="0" meta:image-count="0" meta:object-count="0" meta:page-count="1" meta:paragraph-count="14" meta:word-count="240" meta:character-count="1425" meta:non-whitespace-character-count="1202"/>
  </office:meta>
</office:document-meta>
</file>